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9999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QC of the reference table (species)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Basic 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by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by observation unit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y field of the species reference table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y field of the observation units table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By species (list 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By species or species-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pecies-size class, aggregated by observation unit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by observation unit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1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1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2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2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2" office:value-type="string" calcext:value-type="string">
            <text:p>\n <text:s/>* commencer les traitements standards (graphiques &amp; analyses statistiques).</text:p>
          </table:table-cell>
          <table:table-cell table:style-name="ce2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2" office:value-type="string" calcext:value-type="string">
            <text:p>\nFichiers exportés dans </text:p>
          </table:table-cell>
          <table:table-cell table:style-name="ce2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2" office:value-type="string" calcext:value-type="string">
            <text:p>\n <text:s text:c="2"/>- métriques par unité d'observation / esp. / cl. de taille :</text:p>
          </table:table-cell>
          <table:table-cell table:style-name="ce2"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2" office:value-type="string" calcext:value-type="string">
            <text:p>\n <text:s text:c="2"/>- métriques par unité d'observation / esp. :</text:p>
          </table:table-cell>
          <table:table-cell table:style-name="ce2"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2" office:value-type="string" calcext:value-type="string">
            <text:p>\n <text:s text:c="2"/>- métriques par unité d'observation :</text:p>
          </table:table-cell>
          <table:table-cell table:style-name="ce2"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2" office:value-type="string" calcext:value-type="string">
            <text:p>\n <text:s text:c="2"/>- plan d'échantillonnage basique (année - statut de protection) :</text:p>
          </table:table-cell>
          <table:table-cell table:style-name="ce2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2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1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by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2">\nStatistics by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by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in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0:19:08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12:59.860000000</dc:date>
    <meta:editing-duration>PT8H58M25S</meta:editing-duration>
    <meta:editing-cycles>220</meta:editing-cycles>
    <meta:generator>LibreOffice/6.0.2.1$Windows_X86_64 LibreOffice_project/f7f06a8f319e4b62f9bc5095aa112a65d2f3ac89</meta:generator>
    <meta:document-statistic meta:table-count="1" meta:cell-count="702" meta:object-count="0"/>
  </office:meta>
</office:document-meta>
</file>